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solid" draw:fill-color="#e6e6e6" draw:textarea-vertical-align="middle"/>
    </style:style>
    <style:style style:name="gr3" style:family="graphic" style:parent-style-name="standard">
      <style:graphic-properties draw:marker-end="Arrow" draw:fill="solid" draw:fill-color="#e6e6e6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69cm" svg:height="2.667cm" svg:x="7.631cm" svg:y="4.937cm">
          <text:p text:style-name="P1">Has session</text:p>
          <text:p text:style-name="P1">cooki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077cm" svg:height="2.032cm" svg:x="3.178cm" svg:y="9.128cm">
          <text:p text:style-name="P1">Create new cookie<text:line-break/>and redirect to</text:p>
          <text:p text:style-name="P1">cookie check pa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31cm" svg:y1="6.271cm" svg:x2="6.216cm" svg:y2="9.128cm" draw:start-shape="id1" draw:start-glue-point="5" draw:end-shape="id2" draw:end-glue-point="0" svg:d="m7631 6271h-1415v2857" svg:viewBox="0 0 1416 2858">
          <text:p text:style-name="P1">no</text:p>
        </draw:connector>
        <draw:custom-shape draw:style-name="gr1" draw:text-style-name="P1" xml:id="id3" draw:id="id3" draw:layer="layout" svg:width="6.123cm" svg:height="2.667cm" svg:x="2.832cm" svg:y="16.113cm">
          <text:p text:style-name="P1">Has session</text:p>
          <text:p text:style-name="P1">cooki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937cm" svg:height="2.032cm" svg:x="3.032cm" svg:y="20.304cm">
          <text:p text:style-name="P1">Show cookie</text:p>
          <text:p text:style-name="P1">check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216cm" svg:y1="11.16cm" svg:x2="5.894cm" svg:y2="16.113cm" draw:start-shape="id2" draw:start-glue-point="2" draw:end-shape="id3" draw:end-glue-point="4" svg:d="m6216 11160v2499h-322v2454" svg:viewBox="0 0 323 4954">
          <text:p/>
        </draw:connector>
        <draw:connector draw:style-name="gr2" draw:text-style-name="P1" draw:layer="layout" svg:x1="2.832cm" svg:y1="17.447cm" svg:x2="5cm" svg:y2="20.304cm" draw:start-shape="id3" draw:start-glue-point="5" draw:end-shape="id4" draw:end-glue-point="0" svg:d="m2832 17447h-502v2095h2670v762" svg:viewBox="0 0 2671 2858">
          <text:p text:style-name="P1">no</text:p>
        </draw:connector>
        <draw:custom-shape draw:style-name="gr1" draw:text-style-name="P1" xml:id="id5" draw:id="id5" draw:layer="layout" svg:width="3.683cm" svg:height="2.032cm" svg:x="8.366cm" svg:y="20.304cm">
          <text:p text:style-name="P1">Redirect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955cm" svg:y1="17.447cm" svg:x2="10.207cm" svg:y2="20.304cm" draw:start-shape="id3" draw:start-glue-point="7" draw:end-shape="id5" draw:end-glue-point="0" svg:d="m8955 17447h1252v2857" svg:viewBox="0 0 1253 2858">
          <text:p text:style-name="P1">yes</text:p>
        </draw:connector>
        <draw:custom-shape draw:style-name="gr1" draw:text-style-name="P1" xml:id="id6" draw:id="id6" draw:layer="layout" svg:width="4.953cm" svg:height="2.032cm" svg:x="6.334cm" svg:y="23.86cm">
          <text:p text:style-name="P1">Set ETag and<text:line-break/>redirect to initial<text:line-break/>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07cm" svg:y1="22.336cm" svg:x2="8.81cm" svg:y2="23.86cm" draw:start-shape="id5" draw:start-glue-point="2" draw:end-shape="id6" draw:end-glue-point="0" svg:d="m10207 22336v762h-1397v762" svg:viewBox="0 0 1398 1525">
          <text:p/>
        </draw:connector>
        <draw:custom-shape draw:style-name="gr1" draw:text-style-name="P1" xml:id="id7" draw:id="id7" draw:layer="layout" svg:width="7.239cm" svg:height="2.667cm" svg:x="12.176cm" svg:y="8.62cm">
          <text:p text:style-name="P1">Have attributes</text:p>
          <text:p text:style-name="P1">chang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cm" svg:y1="6.271cm" svg:x2="15.796cm" svg:y2="8.62cm" draw:start-shape="id1" draw:start-glue-point="7" draw:end-shape="id7" draw:end-glue-point="4" svg:d="m13700 6271h2096v2349" svg:viewBox="0 0 2097 2350">
          <text:p text:style-name="P1">yes</text:p>
        </draw:connector>
        <draw:custom-shape draw:style-name="gr1" draw:text-style-name="P1" xml:id="id8" draw:id="id8" draw:layer="layout" svg:width="4.064cm" svg:height="2.032cm" svg:x="18.78cm" svg:y="12.303cm">
          <text:p text:style-name="P1">Redirect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415cm" svg:y1="9.954cm" svg:x2="20.812cm" svg:y2="12.303cm" draw:start-shape="id7" draw:start-glue-point="7" draw:end-shape="id8" draw:end-glue-point="0" svg:d="m19415 9954h1397v2349" svg:viewBox="0 0 1398 2350">
          <text:p text:style-name="P1">yes</text:p>
        </draw:connector>
        <draw:custom-shape draw:style-name="gr1" draw:text-style-name="P1" xml:id="id9" draw:id="id9" draw:layer="layout" svg:width="6.223cm" svg:height="2.667cm" svg:x="15.986cm" svg:y="15.478cm">
          <text:p text:style-name="P1">Is ETag correc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812cm" svg:y1="14.335cm" svg:x2="19.098cm" svg:y2="15.478cm" draw:start-shape="id8" draw:start-glue-point="2" draw:end-shape="id9" draw:end-glue-point="4" svg:d="m20812 14335v571h-1714v572" svg:viewBox="0 0 1715 1144">
          <text:p/>
        </draw:connector>
        <draw:custom-shape draw:style-name="gr1" draw:text-style-name="P1" xml:id="id10" draw:id="id10" draw:layer="layout" svg:width="4.064cm" svg:height="2.032cm" svg:x="19.034cm" svg:y="20.304cm">
          <text:p text:style-name="P1">Redirect to</text:p>
          <text:p text:style-name="P1">initial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2.209cm" svg:y1="16.812cm" svg:x2="21.066cm" svg:y2="20.304cm" draw:start-shape="id9" draw:start-glue-point="7" draw:end-shape="id10" draw:end-glue-point="0" svg:d="m22209 16812h501v2413h-1644v1079" svg:viewBox="0 0 1645 3493">
          <text:p text:style-name="P1">yes</text:p>
        </draw:connector>
        <draw:custom-shape draw:style-name="gr1" draw:text-style-name="P1" xml:id="id11" draw:id="id11" draw:layer="layout" svg:width="3.937cm" svg:height="2.032cm" svg:x="12.938cm" svg:y="20.304cm">
          <text:p text:style-name="P1">Show ETag</text:p>
          <text:p text:style-name="P1">check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986cm" svg:y1="16.812cm" svg:x2="14.906cm" svg:y2="20.304cm" draw:start-shape="id9" draw:start-glue-point="5" draw:end-shape="id11" draw:end-glue-point="0" svg:d="m15986 16812h-1080v3492" svg:viewBox="0 0 1081 3493">
          <text:p text:style-name="P1">no</text:p>
        </draw:connector>
        <draw:custom-shape draw:style-name="gr1" draw:text-style-name="P2" xml:id="id12" draw:id="id12" draw:layer="layout" svg:width="3.81cm" svg:height="2.413cm" svg:x="9.417cm" svg:y="13.954cm">
          <text:p text:style-name="P1"><text:span text:style-name="T1">Access</text:span></text:p>
          <text:p text:style-name="P1"><text:span text:style-name="T1">gran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176cm" svg:y1="9.954cm" svg:x2="11.322cm" svg:y2="13.954cm" draw:start-shape="id7" draw:start-glue-point="5" draw:end-shape="id12" draw:end-glue-point="4" svg:d="m12176 9954h-854v4000" svg:viewBox="0 0 855 4001">
          <text:p text:style-name="P1">no</text:p>
        </draw:connector>
        <draw:connector draw:style-name="gr3" draw:text-style-name="P1" draw:layer="layout" draw:line-skew="0cm 7.683cm" svg:x1="21.066cm" svg:y1="22.336cm" svg:x2="10.666cm" svg:y2="4.937cm" draw:start-shape="id10" draw:start-glue-point="2" draw:end-shape="id1" draw:end-glue-point="4" svg:d="m21066 22336v501h2984v-18402h-13384v502" svg:viewBox="0 0 13385 18403">
          <text:p/>
        </draw:connector>
        <draw:custom-shape draw:style-name="gr1" draw:text-style-name="P2" xml:id="id13" draw:id="id13" draw:layer="layout" svg:width="3.81cm" svg:height="1.397cm" svg:x="8.747cm" svg:y="1.816cm"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652cm" svg:y1="3.213cm" svg:x2="10.666cm" svg:y2="4.937cm" draw:start-shape="id13" draw:start-glue-point="8" draw:end-shape="id1" draw:end-glue-point="4" svg:d="m10652 3213v862h14v862" svg:viewBox="0 0 15 1725">
          <text:p/>
        </draw:connector>
        <draw:connector draw:style-name="gr4" draw:text-style-name="P1" draw:layer="layout" draw:line-skew="0cm -4.451cm" svg:x1="8.81cm" svg:y1="25.892cm" svg:x2="10.666cm" svg:y2="4.937cm" draw:start-shape="id6" draw:start-glue-point="2" draw:end-shape="id1" draw:end-glue-point="4" svg:d="m8810 25892v547h-7429v-22004h9285v502" svg:viewBox="0 0 9286 22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Buchbinder</meta:initial-creator>
    <meta:creation-date>2014-03-14T17:51:34</meta:creation-date>
    <dc:date>2014-03-14T21:32:41</dc:date>
    <dc:creator>Pascal Buchbinder</dc:creator>
    <meta:editing-duration>PT9M3S</meta:editing-duration>
    <meta:editing-cycles>2</meta:editing-cycles>
    <meta:generator>LibreOffice/3.5$Linux_X86_64 LibreOffice_project/350m1$Build-2</meta:generator>
    <meta:document-statistic meta:object-count="27"/>
  </office:meta>
</office:document-meta>
</file>